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airfax Pona HD" svg:font-family="'Fairfax Pona HD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airfax Pona HD" fo:font-size="15pt" officeooo:rsid="00272aba" officeooo:paragraph-rsid="00272aba" style:font-size-asian="15pt" style:font-size-complex="15pt"/>
    </style:style>
    <style:style style:name="P2" style:family="paragraph" style:parent-style-name="Standard">
      <style:paragraph-properties fo:break-before="page"/>
      <style:text-properties style:font-name="Fairfax Pona HD" fo:font-size="15pt" officeooo:rsid="00272aba" officeooo:paragraph-rsid="00272aba" style:font-size-asian="15pt" style:font-size-complex="15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Noto Sans" fo:font-size="15pt" fo:font-weight="bold" officeooo:rsid="0028da23" officeooo:paragraph-rsid="0028da23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Fairfax Pona HD" fo:font-size="14pt" officeooo:rsid="00278f9d" officeooo:paragraph-rsid="00278f9d" style:font-name-asian="Fairfax Pona HD" style:font-size-asian="14pt" style:font-size-complex="14pt"/>
    </style:style>
    <style:style style:name="T1" style:family="text">
      <style:text-properties officeooo:rsid="00303a33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><text:span text:style-name="T1">nimi</text:span> ali pi nasin Wakalito</text:p>
      <text:section text:style-name="Sect1" text:name="WakalitoLookup">
        <text:p text:style-name="P4">a A</text:p>
        <text:p text:style-name="P4">　󱲙󱲈󱲋</text:p>
        <text:p text:style-name="P4">　󱲙󱲋󱲋</text:p>
        <text:p text:style-name="P4">akesi AKESI</text:p>
        <text:p text:style-name="P4">　󱲋󱲋󱲚󱲚󱲚󱲈</text:p>
        <text:p text:style-name="P4">　󱲈󱲚󱲚󱲚󱲋󱲋</text:p>
        <text:p text:style-name="P4">ala ALA</text:p>
        <text:p text:style-name="P4">　󱲂󱲃</text:p>
        <text:p text:style-name="P4">alasa ALASA</text:p>
        <text:p text:style-name="P4">　󱲙󱲉󱲚</text:p>
        <text:p text:style-name="P4">　󱲙󱲉󱲚󱲃</text:p>
        <text:p text:style-name="P4">　󱲉󱲙󱲚</text:p>
        <text:p text:style-name="P4">　󱲉󱲙󱲚󱲃</text:p>
        <text:p text:style-name="P4">ale ALE</text:p>
        <text:p text:style-name="P4">　󱲈󱲉</text:p>
        <text:p text:style-name="P4">anpa ANPA</text:p>
        <text:p text:style-name="P4">　󱲋󱲅󱲋</text:p>
        <text:p text:style-name="P4">ante ANTE</text:p>
        <text:p text:style-name="P4">　󱲃󱲂</text:p>
        <text:p text:style-name="P4">anu ANU</text:p>
        <text:p text:style-name="P4">　󱲂󱲙</text:p>
        <text:p text:style-name="P4">awen AWEN</text:p>
        <text:p text:style-name="P4">　󱲚󱲃󱲚</text:p>
        <text:p text:style-name="P4">e E</text:p>
        <text:p text:style-name="P4">　󱲃󱲃</text:p>
        <text:p text:style-name="P4">en EN</text:p>
        <text:p text:style-name="P4">　󱲙󱲚󱲙</text:p>
        <text:p text:style-name="P4">esun ESUN</text:p>
        <text:p text:style-name="P4">　󱲔󱲙󱲓</text:p>
        <text:p text:style-name="P4">ijo IJO</text:p>
        <text:p text:style-name="P4">　󱲈</text:p>
        <text:p text:style-name="P4">ike IKE</text:p>
        <text:p text:style-name="P4">　󱲓</text:p>
        <text:p text:style-name="P4">ilo ILO</text:p>
        <text:p text:style-name="P4">　󱲎󱲙</text:p>
        <text:p text:style-name="P4">　󱲙󱲎</text:p>
        <text:p text:style-name="P4">insa INSA</text:p>
        <text:p text:style-name="P4">　󱲅󱲋󱲋</text:p>
        <text:p text:style-name="P4">　󱲋󱲋󱲅󱲋󱲋</text:p>
        <text:p text:style-name="P4">jaki JAKI</text:p>
        <text:p text:style-name="P4">　󱲐󱲐󱲐</text:p>
        <text:p text:style-name="P4">jan JAN</text:p>
        <text:p text:style-name="P4">　󱲈󱲃</text:p>
        <text:p text:style-name="P4">jelo JELO</text:p>
        <text:p text:style-name="P4">　󱲈󱲎󱲃󱲚</text:p>
        <text:p text:style-name="P4">jo JO</text:p>
        <text:p text:style-name="P4">　󱲈󱲔󱲚</text:p>
        <text:p text:style-name="P4">kala KALA</text:p>
        <text:p text:style-name="P4">　󱲃󱲈</text:p>
        <text:p text:style-name="P4">kalama KALAMA</text:p>
        <text:p text:style-name="P4">　󱲔󱲚󱲍</text:p>
        <text:p text:style-name="P4">kama KAMA</text:p>
        <text:p text:style-name="P4">　󱲚󱲚󱲃</text:p>
        <text:p text:style-name="P4">kasi KASI</text:p>
        <text:p text:style-name="P4">　󱲈󱲈󱲙</text:p>
        <text:p text:style-name="P4">　󱲙󱲈󱲈</text:p>
        <text:p text:style-name="P4">　󱲈󱲙󱲈</text:p>
        <text:p text:style-name="P4">ken KEN</text:p>
        <text:p text:style-name="P4">　󱲙󱲙󱲂</text:p>
        <text:p text:style-name="P4">kepeken KEPEKEN</text:p>
        <text:p text:style-name="P4">　󱲎󱲙󱲐</text:p>
        <text:p text:style-name="P4">　󱲙󱲎󱲐</text:p>
        <text:p text:style-name="P4">　󱲐󱲙󱲎</text:p>
        <text:p text:style-name="P4">　󱲐󱲎󱲙</text:p>
        <text:p text:style-name="P4">　󱲎󱲐󱲙</text:p>
        <text:p text:style-name="P4">kili KILI</text:p>
        <text:p text:style-name="P4">　󱲓󱲓󱲔󱲙</text:p>
        <text:p text:style-name="P4">　󱲓󱲔󱲓󱲙</text:p>
        <text:p text:style-name="P4">kin KIN</text:p>
        <text:p text:style-name="P4">　󱲙󱲂󱲃󱲙</text:p>
        <text:p text:style-name="P4">　󱲙󱲂󱲃</text:p>
        <text:p text:style-name="P4">kiwen KIWEN</text:p>
        <text:p text:style-name="P4">　󱲂󱲃󱲚</text:p>
        <text:p text:style-name="P4">　󱲂󱲙󱲙󱲚</text:p>
        <text:p text:style-name="P4">ko KO</text:p>
        <text:p text:style-name="P4">　󱲓󱲈󱲔</text:p>
        <text:p text:style-name="P4">　󱲔󱲈󱲓</text:p>
        <text:p text:style-name="P4">kon KON</text:p>
        <text:p text:style-name="P4">　󱲂󱲃󱲂󱲃</text:p>
        <text:p text:style-name="P4">　󱲉󱲉󱲉󱲉</text:p>
        <text:p text:style-name="P4">　󱲃󱲂󱲃󱲂</text:p>
        <text:p text:style-name="P4"/>
        <text:p text:style-name="P4">kule KULE</text:p>
        <text:p text:style-name="P4">　󱲃󱲚</text:p>
        <text:p text:style-name="P4">　󱲃󱲚󱲚󱲚</text:p>
        <text:p text:style-name="P4">kulupu KULUPU</text:p>
        <text:p text:style-name="P4">　󱲈󱲈󱲈</text:p>
        <text:p text:style-name="P4">kute KUTE</text:p>
        <text:p text:style-name="P4">　󱲉󱲋</text:p>
        <text:p text:style-name="P4">　󱲋󱲉</text:p>
        <text:p text:style-name="P4">la LA</text:p>
        <text:p text:style-name="P4">　󱲉</text:p>
        <text:p text:style-name="P4">lape LAPE</text:p>
        <text:p text:style-name="P4">　󱲚󱲚󱲈</text:p>
        <text:p text:style-name="P4">laso LASO</text:p>
        <text:p text:style-name="P4">　󱲈󱲈󱲙󱲃󱲚</text:p>
        <text:p text:style-name="P4">　󱲙󱲈󱲈󱲃󱲚</text:p>
        <text:p text:style-name="P4">　󱲙󱲈󱲈󱲚󱲃</text:p>
        <text:p text:style-name="P4">　󱲈󱲈󱲙󱲚󱲃</text:p>
        <text:p text:style-name="P4">　󱲃󱲚󱲙󱲈󱲈</text:p>
        <text:p text:style-name="P4">　󱲃󱲚󱲈󱲙󱲈</text:p>
        <text:p text:style-name="P4">lawa LAWA</text:p>
        <text:p text:style-name="P4">　󱲈󱲚</text:p>
        <text:p text:style-name="P4">len LEN</text:p>
        <text:p text:style-name="P4">　󱲎󱲙󱲙󱲙</text:p>
        <text:p text:style-name="P4">　󱲙󱲙󱲙󱲎</text:p>
        <text:p text:style-name="P4">lete LETE</text:p>
        <text:p text:style-name="P4">　󱲂󱲚󱲃</text:p>
        <text:p text:style-name="P4">　󱲃󱲂󱲚</text:p>
        <text:p text:style-name="P4">li LI</text:p>
        <text:p text:style-name="P4">　󱲃</text:p>
        <text:p text:style-name="P4">lili LILI</text:p>
        <text:p text:style-name="P4">　󱲂</text:p>
        <text:p text:style-name="P4">linja LINJA</text:p>
        <text:p text:style-name="P4">　󱲔󱲓</text:p>
        <text:p text:style-name="P4">　󱲓󱲔</text:p>
        <text:p text:style-name="P4">lipu LIPU</text:p>
        <text:p text:style-name="P4">　󱲎</text:p>
        <text:p text:style-name="P4"/>
        <text:p text:style-name="P4"/>
        <text:p text:style-name="P4"/>
        <text:p text:style-name="P4"/>
        <text:p text:style-name="P4"/>
        <text:p text:style-name="P4"><text:soft-page-break/>loje LOJE</text:p>
        <text:p text:style-name="P4">　󱲔󱲚󱲃󱲚</text:p>
        <text:p text:style-name="P4">　󱲚󱲔󱲃󱲚</text:p>
        <text:p text:style-name="P4">　󱲃󱲚󱲔󱲚</text:p>
        <text:p text:style-name="P4">　󱲚󱲃󱲔󱲚</text:p>
        <text:p text:style-name="P4">　󱲃󱲚󱲚󱲔</text:p>
        <text:p text:style-name="P4">　󱲚󱲃󱲚󱲔</text:p>
        <text:p text:style-name="P4">lon LON</text:p>
        <text:p text:style-name="P4">　󱲋󱲚</text:p>
        <text:p text:style-name="P4">　󱲚󱲋</text:p>
        <text:p text:style-name="P4">luka LUKA</text:p>
        <text:p text:style-name="P4">　󱲐</text:p>
        <text:p text:style-name="P4">lukin LUKIN</text:p>
        <text:p text:style-name="P4">　󱲈󱲋</text:p>
        <text:p text:style-name="P4">oko OKO</text:p>
        <text:p text:style-name="P4">　󱲂󱲉󱲋</text:p>
        <text:p text:style-name="P4">lupa LUPA</text:p>
        <text:p text:style-name="P4">　󱲔󱲙󱲙</text:p>
        <text:p text:style-name="P4">　󱲙󱲔󱲙</text:p>
        <text:p text:style-name="P4">　󱲙󱲙󱲔</text:p>
        <text:p text:style-name="P4">ma MA</text:p>
        <text:p text:style-name="P4">　󱲈󱲚󱲙</text:p>
        <text:p text:style-name="P4">mama MAMA</text:p>
        <text:p text:style-name="P4">　󱲋󱲈</text:p>
        <text:p text:style-name="P4">mani MANI</text:p>
        <text:p text:style-name="P4">　󱲈󱲔</text:p>
        <text:p text:style-name="P4">　󱲚󱲈󱲚</text:p>
        <text:p text:style-name="P4">meli MELI</text:p>
        <text:p text:style-name="P4">　󱲓󱲈</text:p>
        <text:p text:style-name="P4">　󱲈󱲓</text:p>
        <text:p text:style-name="P4">mi MI</text:p>
        <text:p text:style-name="P4">　󱲙󱲈</text:p>
        <text:p text:style-name="P4">mije MIJE</text:p>
        <text:p text:style-name="P4">　󱲃󱲈󱲃</text:p>
        <text:p text:style-name="P4">moku MOKU</text:p>
        <text:p text:style-name="P4">　󱲔󱲚󱲐</text:p>
        <text:p text:style-name="P4">　󱲚󱲔󱲐</text:p>
        <text:p text:style-name="P4">　󱲐󱲚󱲔</text:p>
        <text:p text:style-name="P4">　󱲐󱲔󱲚</text:p>
        <text:p text:style-name="P4"/>
        <text:p text:style-name="P4"/>
        <text:p text:style-name="P4"/>
        <text:p text:style-name="P4">moli MOLI</text:p>
        <text:p text:style-name="P4">　󱲈󱲂󱲃󱲂󱲃</text:p>
        <text:p text:style-name="P4">　󱲈󱲃󱲂󱲃󱲂</text:p>
        <text:p text:style-name="P4">　󱲈󱲂󱲃</text:p>
        <text:p text:style-name="P4">monsi MONSI</text:p>
        <text:p text:style-name="P4">　󱲋󱲚󱲙󱲚</text:p>
        <text:p text:style-name="P4">　󱲋󱲆</text:p>
        <text:p text:style-name="P4">mu MU</text:p>
        <text:p text:style-name="P4">　󱲈󱲈󱲋󱲈</text:p>
        <text:p text:style-name="P4">　󱲈󱲋󱲈󱲈</text:p>
        <text:p text:style-name="P4">　󱲈󱲈󱲈󱲋</text:p>
        <text:p text:style-name="P4">mun MUN</text:p>
        <text:p text:style-name="P4">　󱲉󱲉</text:p>
        <text:p text:style-name="P4">musi MUSI</text:p>
        <text:p text:style-name="P4">　󱲈󱲔󱲈</text:p>
        <text:p text:style-name="P4">mute MUTE</text:p>
        <text:p text:style-name="P4">　󱲙󱲙󱲙</text:p>
        <text:p text:style-name="P4">namako NAMAKO</text:p>
        <text:p text:style-name="P4">　󱲎󱲋</text:p>
        <text:p text:style-name="P4">　󱲋󱲎</text:p>
        <text:p text:style-name="P4">nanpa NANPA</text:p>
        <text:p text:style-name="P4">　󱲙󱲙󱲚󱲚</text:p>
        <text:p text:style-name="P4">　󱲚󱲚󱲙󱲙</text:p>
        <text:p text:style-name="P4">nasa NASA</text:p>
        <text:p text:style-name="P4">　󱲔󱲓󱲔</text:p>
        <text:p text:style-name="P4">　󱲓󱲔󱲓</text:p>
        <text:p text:style-name="P4">nasin NASIN</text:p>
        <text:p text:style-name="P4">　󱲙󱲃</text:p>
        <text:p text:style-name="P4">　󱲃󱲙</text:p>
        <text:p text:style-name="P4">nena NENA</text:p>
        <text:p text:style-name="P4">　󱲓󱲙󱲙</text:p>
        <text:p text:style-name="P4">　󱲙󱲙󱲓</text:p>
        <text:p text:style-name="P4">　󱲙󱲓󱲙</text:p>
        <text:p text:style-name="P4">ni NI</text:p>
        <text:p text:style-name="P4">　󱲙󱲂</text:p>
        <text:p text:style-name="P4">nimi NIMI</text:p>
        <text:p text:style-name="P4">　󱲙󱲚󱲙󱲚</text:p>
        <text:p text:style-name="P4">　󱲚󱲙󱲚󱲙</text:p>
        <text:p text:style-name="P4">noka NOKA</text:p>
        <text:p text:style-name="P4">　󱲙󱲉󱲙</text:p>
        <text:p text:style-name="P4">　󱲙󱲉󱲚󱲙</text:p>
        <text:p text:style-name="P4"/>
        <text:p text:style-name="P4">o O</text:p>
        <text:p text:style-name="P4">　󱲙󱲋</text:p>
        <text:p text:style-name="P4">olin OLIN</text:p>
        <text:p text:style-name="P4">　󱲓󱲓󱲂󱲓󱲓󱲂</text:p>
        <text:p text:style-name="P4">　󱲂󱲓󱲓󱲂󱲓󱲓</text:p>
        <text:p text:style-name="P4">ona ONA</text:p>
        <text:p text:style-name="P4">　󱲚󱲈</text:p>
        <text:p text:style-name="P4">open OPEN</text:p>
        <text:p text:style-name="P4">　󱲅󱲚</text:p>
        <text:p text:style-name="P4">　󱲚󱲅</text:p>
        <text:p text:style-name="P4">pakala PAKALA</text:p>
        <text:p text:style-name="P4">　󱲎󱲂󱲃</text:p>
        <text:p text:style-name="P4">　󱲎󱲃󱲂</text:p>
        <text:p text:style-name="P4">pali PALI</text:p>
        <text:p text:style-name="P4">　󱲈󱲐</text:p>
        <text:p text:style-name="P4">　󱲐󱲈</text:p>
        <text:p text:style-name="P4">palisa PALISA</text:p>
        <text:p text:style-name="P4">　󱲓󱲙󱲙󱲔</text:p>
        <text:p text:style-name="P4">　󱲔󱲙󱲙󱲓</text:p>
        <text:p text:style-name="P4">　󱲓󱲙󱲔󱲙</text:p>
        <text:p text:style-name="P4">　󱲔󱲙󱲓󱲙</text:p>
        <text:p text:style-name="P4">　󱲙󱲓󱲙󱲔</text:p>
        <text:p text:style-name="P4">　󱲙󱲔󱲙󱲓</text:p>
        <text:p text:style-name="P4">pan PAN</text:p>
        <text:p text:style-name="P4">　󱲂󱲂󱲂</text:p>
        <text:p text:style-name="P4">pana PANA</text:p>
        <text:p text:style-name="P4">　󱲐󱲍</text:p>
        <text:p text:style-name="P4">　󱲍󱲐</text:p>
        <text:p text:style-name="P4">pi PI</text:p>
        <text:p text:style-name="P4">　󱲙󱲚</text:p>
        <text:p text:style-name="P4">pilin PILIN</text:p>
        <text:p text:style-name="P4">　󱲓󱲓󱲂</text:p>
        <text:p text:style-name="P4">　󱲂󱲓󱲓</text:p>
        <text:p text:style-name="P4">　󱲓󱲓󱲔</text:p>
        <text:p text:style-name="P4">pimeja PIMEJA</text:p>
        <text:p text:style-name="P4">　󱲃󱲚󱲂󱲃</text:p>
        <text:p text:style-name="P4">　󱲂󱲃󱲃󱲚</text:p>
        <text:p text:style-name="P4">pini PINI</text:p>
        <text:p text:style-name="P4">　󱲚󱲙󱲚</text:p>
        <text:p text:style-name="P4"/>
        <text:p text:style-name="P4"/>
        <text:p text:style-name="P4"/>
        <text:p text:style-name="P4"><text:soft-page-break/>pipi PIPI</text:p>
        <text:p text:style-name="P4">　󱲋󱲋󱲙󱲚󱲚󱲚</text:p>
        <text:p text:style-name="P4">　󱲙󱲚󱲚󱲚󱲋󱲋</text:p>
        <text:p text:style-name="P4">　󱲚󱲚󱲚󱲙󱲋󱲋</text:p>
        <text:p text:style-name="P4">poka POKA</text:p>
        <text:p text:style-name="P4">　󱲅󱲋</text:p>
        <text:p text:style-name="P4">poki POKI</text:p>
        <text:p text:style-name="P4">　󱲅</text:p>
        <text:p text:style-name="P4">pona PONA</text:p>
        <text:p text:style-name="P4">　󱲔</text:p>
        <text:p text:style-name="P4">pu PU</text:p>
        <text:p text:style-name="P4">　󱲎󱲈󱲍󱲔</text:p>
        <text:p text:style-name="P4">sama SAMA</text:p>
        <text:p text:style-name="P4">　󱲚󱲚</text:p>
        <text:p text:style-name="P4">seli SELI</text:p>
        <text:p text:style-name="P4">　󱲋󱲍</text:p>
        <text:p text:style-name="P4">　󱲍󱲋</text:p>
        <text:p text:style-name="P4">selo SELO</text:p>
        <text:p text:style-name="P4">　󱲙󱲚󱲙󱲙󱲙</text:p>
        <text:p text:style-name="P4">　󱲚󱲙󱲙󱲙󱲙</text:p>
        <text:p text:style-name="P4">　󱲚󱲚󱲙󱲚󱲚</text:p>
        <text:p text:style-name="P4">seme SEME</text:p>
        <text:p text:style-name="P4">　󱲐󱲋</text:p>
        <text:p text:style-name="P4">　󱲋󱲐</text:p>
        <text:p text:style-name="P4">sewi SEWI</text:p>
        <text:p text:style-name="P4">　󱲔󱲔󱲙</text:p>
        <text:p text:style-name="P4">　󱲙󱲔󱲔󱲙</text:p>
        <text:p text:style-name="P4">sijelo SIJELO</text:p>
        <text:p text:style-name="P4">　󱲙󱲚󱲙󱲙</text:p>
        <text:p text:style-name="P4">　󱲚󱲙󱲙󱲙</text:p>
        <text:p text:style-name="P4">sike SIKE</text:p>
        <text:p text:style-name="P4">　󱲈󱲈</text:p>
        <text:p text:style-name="P4">sin SIN</text:p>
        <text:p text:style-name="P4">　󱲍</text:p>
        <text:p text:style-name="P4">sina SINA</text:p>
        <text:p text:style-name="P4">　󱲈󱲙</text:p>
        <text:p text:style-name="P4">sinpin SINPIN</text:p>
        <text:p text:style-name="P4">　󱲚󱲙󱲚󱲋</text:p>
        <text:p text:style-name="P4">　󱲇󱲋</text:p>
        <text:p text:style-name="P4">sitelen SITELEN</text:p>
        <text:p text:style-name="P4">　󱲎󱲋󱲋󱲋</text:p>
        <text:p text:style-name="P4">　󱲎󱲋󱲋</text:p>
        <text:p text:style-name="P4">sona SONA</text:p>
        <text:p text:style-name="P4">　󱲎󱲍</text:p>
        <text:p text:style-name="P4">　󱲍󱲎</text:p>
        <text:p text:style-name="P4">soweli SOWELI</text:p>
        <text:p text:style-name="P4">　󱲚󱲉󱲋󱲋󱲙󱲙󱲙󱲙</text:p>
        <text:p text:style-name="P4">　󱲉󱲋󱲋󱲙󱲙</text:p>
        <text:p text:style-name="P4">　󱲉󱲙󱲙󱲙󱲙󱲋󱲋</text:p>
        <text:p text:style-name="P4">　󱲉󱲋󱲋󱲙󱲙󱲙󱲙</text:p>
        <text:p text:style-name="P4">　󱲉󱲙󱲙󱲋󱲋</text:p>
        <text:p text:style-name="P4">suli SULI</text:p>
        <text:p text:style-name="P4">　󱲂󱲂</text:p>
        <text:p text:style-name="P4">　󱲙󱲂󱲙</text:p>
        <text:p text:style-name="P4">suno SUNO</text:p>
        <text:p text:style-name="P4">　󱲈󱲎</text:p>
        <text:p text:style-name="P4">supa SUPA</text:p>
        <text:p text:style-name="P4">　󱲚󱲙󱲙</text:p>
        <text:p text:style-name="P4">　󱲙󱲙󱲚</text:p>
        <text:p text:style-name="P4">suwi SUWI</text:p>
        <text:p text:style-name="P4">　󱲃󱲋󱲃</text:p>
        <text:p text:style-name="P4">　󱲃󱲃󱲋</text:p>
        <text:p text:style-name="P4">　󱲋󱲃󱲃</text:p>
        <text:p text:style-name="P4">tan TAN</text:p>
        <text:p text:style-name="P4">　󱲂󱲓</text:p>
        <text:p text:style-name="P4">　󱲓󱲂</text:p>
        <text:p text:style-name="P4">taso TASO</text:p>
        <text:p text:style-name="P4">　󱲚󱲙</text:p>
        <text:p text:style-name="P4">tawa TAWA</text:p>
        <text:p text:style-name="P4">　󱲃󱲚󱲚</text:p>
        <text:p text:style-name="P4">telo TELO</text:p>
        <text:p text:style-name="P4">　󱲓󱲔󱲓󱲔</text:p>
        <text:p text:style-name="P4">　󱲔󱲓󱲔󱲓</text:p>
        <text:p text:style-name="P4">tenpo TENPO</text:p>
        <text:p text:style-name="P4">　󱲈󱲙󱲚</text:p>
        <text:p text:style-name="P4">toki TOKI</text:p>
        <text:p text:style-name="P4">　󱲈󱲍</text:p>
        <text:p text:style-name="P4">tomo TOMO</text:p>
        <text:p text:style-name="P4">　󱲃󱲅</text:p>
        <text:p text:style-name="P4">　󱲅󱲃</text:p>
        <text:p text:style-name="P4">tu TU</text:p>
        <text:p text:style-name="P4">　󱲙󱲙</text:p>
        <text:p text:style-name="P4"/>
        <text:p text:style-name="P4"/>
        <text:p text:style-name="P4">unpa UNPA</text:p>
        <text:p text:style-name="P4">　󱲓󱲓󱲂󱲈</text:p>
        <text:p text:style-name="P4">　󱲓󱲓󱲔󱲈</text:p>
        <text:p text:style-name="P4">uta UTA</text:p>
        <text:p text:style-name="P4">　󱲔󱲚󱲋</text:p>
        <text:p text:style-name="P4">　󱲚󱲔󱲋</text:p>
        <text:p text:style-name="P4">utala UTALA</text:p>
        <text:p text:style-name="P4">　󱲂󱲃󱲂</text:p>
        <text:p text:style-name="P4">　󱲂󱲂󱲃󱲂</text:p>
        <text:p text:style-name="P4">walo WALO</text:p>
        <text:p text:style-name="P4">　󱲃󱲚󱲂</text:p>
        <text:p text:style-name="P4">　󱲚󱲃󱲂</text:p>
        <text:p text:style-name="P4">wan WAN</text:p>
        <text:p text:style-name="P4">　󱲙</text:p>
        <text:p text:style-name="P4">waso WASO</text:p>
        <text:p text:style-name="P4">　󱲃󱲙󱲋󱲋</text:p>
        <text:p text:style-name="P4">　󱲋󱲋󱲃󱲙</text:p>
        <text:p text:style-name="P4">wawa WAWA</text:p>
        <text:p text:style-name="P4">　󱲙󱲈󱲙</text:p>
        <text:p text:style-name="P4">weka WEKA</text:p>
        <text:p text:style-name="P4">　󱲍󱲙</text:p>
        <text:p text:style-name="P4">wile WILE</text:p>
        <text:p text:style-name="P4">　󱲔󱲔</text:p>
        <text:p text:style-name="P4">tonsi TONSI</text:p>
        <text:p text:style-name="P4">　󱲈󱲚󱲚󱲙</text:p>
        <text:p text:style-name="P4">　󱲈󱲙󱲚󱲚</text:p>
        <text:p text:style-name="P4">　󱲈󱲚󱲙󱲚</text:p>
        <text:p text:style-name="P4">monsuta MONSUTA</text:p>
        <text:p text:style-name="P4">　󱲃󱲃󱲃󱲃</text:p>
        <text:p text:style-name="P4">　󱲂󱲂󱲂󱲂</text:p>
        <text:p text:style-name="P4">kijetesantakalu KIJETESANTAKALU</text:p>
        <text:p text:style-name="P4">　󱲈󱲙󱲙󱲙󱲓󱲃󱲙󱲙󱲙󱲋󱲋</text:p>
        <text:p text:style-name="P4">leko LEKO</text:p>
        <text:p text:style-name="P4">　󱲎󱲎</text:p>
        <text:p text:style-name="P4">kipisi KIPISI</text:p>
        <text:p text:style-name="P4">　󱲋󱲙󱲋</text:p>
        <text:p text:style-name="P4">apeja APEJA</text:p>
        <text:p text:style-name="P4">　󱲈󱲈󱲈󱲃</text:p>
        <text:p text:style-name="P4">　󱲈󱲈󱲃󱲈</text:p>
        <text:p text:style-name="P4">　󱲈󱲃󱲈󱲈</text:p>
        <text:p text:style-name="P4">　󱲃󱲈󱲈󱲈</text:p>
        <text:p text:style-name="P4"><text:soft-page-break/>jasima JASIMA</text:p>
        <text:p text:style-name="P4">　󱲓󱲔󱲓󱲔󱲙</text:p>
        <text:p text:style-name="P4">　󱲔󱲓󱲔󱲓󱲙</text:p>
        <text:p text:style-name="P4">　󱲙󱲔󱲓󱲔󱲓</text:p>
        <text:p text:style-name="P4">　󱲙󱲓󱲔󱲓󱲔</text:p>
        <text:p text:style-name="P4">oke OKE</text:p>
        <text:p text:style-name="P4">　󱲈󱲂󱲙</text:p>
        <text:p text:style-name="P4">　󱲂󱲙󱲈</text:p>
        <text:p text:style-name="P4">n N</text:p>
        <text:p text:style-name="P4">　󱲙󱲓</text:p>
        <text:p text:style-name="P4">soko SOKO</text:p>
        <text:p text:style-name="P4">　󱲈󱲅</text:p>
        <text:p text:style-name="P4">　󱲓󱲚󱲅</text:p>
        <text:p text:style-name="P4">meso MESO</text:p>
        <text:p text:style-name="P4">　󱲙󱲋󱲙</text:p>
        <text:p text:style-name="P4">　󱲋󱲙󱲙</text:p>
        <text:p text:style-name="P4">epiku EPIKU</text:p>
        <text:p text:style-name="P4">　󱲙󱲙󱲃</text:p>
        <text:p text:style-name="P4">　󱲃󱲙󱲙</text:p>
        <text:p text:style-name="P4">kokosila KOKOSILA</text:p>
        <text:p text:style-name="P4">　󱲈󱲍󱲚</text:p>
        <text:p text:style-name="P4">　󱲍󱲈󱲚</text:p>
        <text:p text:style-name="P4">lanpan LANPAN</text:p>
        <text:p text:style-name="P4">　󱲓󱲔󱲓󱲋</text:p>
        <text:p text:style-name="P4">misikeke MISIKEKE</text:p>
        <text:p text:style-name="P4">　󱲓󱲙󱲙󱲔󱲚</text:p>
        <text:p text:style-name="P4">　󱲔󱲙󱲙󱲓󱲚</text:p>
        <text:p text:style-name="P4">　󱲓󱲙󱲔󱲙󱲚</text:p>
        <text:p text:style-name="P4">　󱲔󱲙󱲓󱲙󱲚</text:p>
        <text:p text:style-name="P4">　󱲙󱲓󱲙󱲔󱲚</text:p>
        <text:p text:style-name="P4">　󱲙󱲔󱲙󱲓󱲚</text:p>
        <text:p text:style-name="P4">ku KU</text:p>
        <text:p text:style-name="P4">　󱲎󱲂󱲚󱲋</text:p>
        <text:p text:style-name="P4">　󱲎󱲂󱲚󱲈󱲍󱲔</text:p>
        <text:p text:style-name="P4">isipin ISIPIN</text:p>
        <text:p text:style-name="P4">　󱲈󱲚󱲚󱲍</text:p>
        <text:p text:style-name="P4">　󱲍󱲈󱲚󱲚</text:p>
        <text:p text:style-name="P4">　󱲈󱲍󱲚󱲚</text:p>
        <text:p text:style-name="P4"/>
        <text:p text:style-name="P4"/>
        <text:p text:style-name="P4"/>
        <text:p text:style-name="P4"/>
        <text:p text:style-name="P4">kapesi KAPESI</text:p>
        <text:p text:style-name="P4">　󱲈󱲚󱲙󱲃󱲚</text:p>
        <text:p text:style-name="P4">　󱲈󱲙󱲚󱲃󱲚</text:p>
        <text:p text:style-name="P4">　󱲈󱲚󱲙󱲚󱲃</text:p>
        <text:p text:style-name="P4">　󱲈󱲙󱲚󱲚󱲃</text:p>
        <text:p text:style-name="P4">　󱲃󱲚󱲈󱲚󱲙</text:p>
        <text:p text:style-name="P4">　󱲃󱲚󱲈󱲙󱲚</text:p>
        <text:p text:style-name="P4">　󱲚󱲃󱲈󱲚󱲙</text:p>
        <text:p text:style-name="P4">　󱲚󱲃󱲈󱲙󱲚</text:p>
        <text:p text:style-name="P4">kiki KIKI</text:p>
        <text:p text:style-name="P4">　󱲃󱲃󱲃󱲂󱲂󱲂</text:p>
        <text:p text:style-name="P4">　󱲃󱲃󱲃󱲃󱲂󱲂󱲂󱲂</text:p>
        <text:p text:style-name="P4">linluwi LINLUWI</text:p>
        <text:p text:style-name="P4">󱲙󱲚󱲙󱲔󱲓󱲙󱲋󱲋󱲋</text:p>
        <text:p text:style-name="P4">󱲙󱲚󱲙󱲋󱲋󱲋󱲔󱲓󱲙</text:p>
        <text:p text:style-name="P4">󱲙󱲚󱲙󱲙󱲔󱲓󱲋󱲋󱲋</text:p>
        <text:p text:style-name="P4">󱲙󱲚󱲙󱲙󱲋󱲋󱲋󱲔󱲓</text:p>
        <text:p text:style-name="P4">mulapisu MULAPISU</text:p>
        <text:p text:style-name="P4">　󱲃󱲚󱲈󱲈󱲈</text:p>
        <text:p text:style-name="P4">　󱲚󱲃󱲈󱲈󱲈</text:p>
        <text:p text:style-name="P4">　󱲈󱲈󱲈󱲃󱲚</text:p>
        <text:p text:style-name="P4">　󱲈󱲈󱲈󱲚󱲃</text:p>
        <text:p text:style-name="P4">pake PAKE</text:p>
        <text:p text:style-name="P4">　󱲙󱲚󱲚</text:p>
        <text:p text:style-name="P4">　󱲚󱲚󱲙</text:p>
        <text:p text:style-name="P4">Pingo PINGO</text:p>
        <text:p text:style-name="P4">　󱲙󱲚󱲉</text:p>
        <text:p text:style-name="P4">powe POWE</text:p>
        <text:p text:style-name="P4">　󱲙󱲃󱲂</text:p>
        <text:p text:style-name="P4">unu UNU</text:p>
        <text:p text:style-name="P4">　󱲉󱲉󱲃󱲚</text:p>
        <text:p text:style-name="P4">　󱲉󱲉󱲚󱲃</text:p>
        <text:p text:style-name="P4">　󱲃󱲚󱲉󱲉</text:p>
        <text:p text:style-name="P4">　󱲚󱲃󱲉󱲉</text:p>
        <text:p text:style-name="P4">wa WA</text:p>
        <text:p text:style-name="P4">　󱲙󱲔󱲔</text:p>
        <text:p text:style-name="P4">a a a </text:p>
        <text:p text:style-name="P4">　󱲙󱲋󱲙󱲋</text:p>
        <text:p text:style-name="P4">mi sona ala </text:p>
        <text:p text:style-name="P4">　󱲙󱲎󱲂</text:p>
        <text:p text:style-name="P4">, </text:p>
        <text:p text:style-name="P4">　󱲜</text:p>
        <text:p text:style-name="P4">: </text:p>
        <text:p text:style-name="P4">　󱲌</text:p>
        <text:p text:style-name="P4">󱲇 </text:p>
        <text:p text:style-name="P4">　󱲇</text:p>
        <text:p text:style-name="P4">󱲆 </text:p>
        <text:p text:style-name="P4">　󱲆</text:p>
        <text:p text:style-name="P4">. </text:p>
        <text:p text:style-name="P4">　󱲋</text:p>
        <text:p text:style-name="P4">↵ </text:p>
        <text:p text:style-name="P4">　󱲆󱲆󱲆</text:p>
        <text:p text:style-name="P4">- </text:p>
        <text:p text:style-name="P4">　󱲌󱲌</text:p>
        <text:p text:style-name="P4">" </text:p>
        <text:p text:style-name="P4">　󱲜󱲜</text:p>
        <text:p text:style-name="P4">■ </text:p>
        <text:p text:style-name="P4">　󱲆󱲇</text:p>
        <text:p text:style-name="P4">__ </text:p>
        <text:p text:style-name="P4">　󱲚</text:p>
        <text:p text:style-name="P4">… </text:p>
        <text:p text:style-name="P4">　󱲋󱲋󱲋</text:p>
        <text:p text:style-name="P4">:&gt; </text:p>
        <text:p text:style-name="P4">　󱲌󱲉</text:p>
        <text:p text:style-name="P4">　󱲌󱲇</text:p>
        <text:p text:style-name="P4">　󱲌󱲔</text:p>
        <text:p text:style-name="P4">:&lt; </text:p>
        <text:p text:style-name="P4">　󱲌󱲆</text:p>
        <text:p text:style-name="P4">　󱲌󱲓</text:p>
        <text:p text:style-name="P4">:| </text:p>
        <text:p text:style-name="P4">　󱲌󱲚</text:p>
        <text:p text:style-name="P4">　󱲌󱲙</text:p>
        <text:p text:style-name="P4">:v </text:p>
        <text:p text:style-name="P4">　󱲌󱲂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airfax Pona HD" svg:font-family="'Fairfax Pona HD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9146in" style:type="center"/>
          <style:tab-stop style:position="5.82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9146in" style:type="center"/>
          <style:tab-stop style:position="5.829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8299in" fo:page-height="8.2701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1T00:49:33.616210319</meta:creation-date>
    <dc:date>2025-10-11T23:31:25.760109605</dc:date>
    <meta:editing-duration>PT1H18M36S</meta:editing-duration>
    <meta:editing-cycles>12</meta:editing-cycles>
    <meta:generator>LibreOffice/25.8.1.1$Linux_X86_64 LibreOffice_project/580$Build-1</meta:generator>
    <meta:print-date>2025-10-11T21:30:47.712143095</meta:print-date>
    <meta:document-statistic meta:table-count="0" meta:image-count="0" meta:object-count="0" meta:page-count="8" meta:paragraph-count="472" meta:word-count="1347" meta:character-count="2776" meta:non-whitespace-character-count="2301"/>
  </office:meta>
</office:document-meta>
</file>